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, 'Droid Sans Mono', monospace, monospac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rsid="00174ce4" officeooo:paragraph-rsid="00174ce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74ce4"/>
    </style:style>
    <style:style style:name="P3" style:family="paragraph" style:parent-style-name="Standard">
      <style:paragraph-properties fo:margin-top="0in" fo:margin-bottom="0in" style:contextual-spacing="false"/>
      <style:text-properties fo:color="#d4d4d4" loext:opacity="100%" style:font-name="var font-ibm-plex-mono" fo:font-size="10.5pt" fo:font-weight="normal" officeooo:paragraph-rsid="00174ce4" fo:background-color="#1e1e1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174ce4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T1" style:family="text">
      <style:text-properties officeooo:rsid="001c97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Notes – <text:span text:style-name="T1">GPS System</text:span></text:p>
        </text:list-header>
      </text:list>
      <text:p text:style-name="P2"/>
      <text:p text:style-name="P3">pip install djangorestframework</text:p>
      <text:p text:style-name="P2"/>
      <text:list text:continue-numbering="true" text:style-name="L1">
        <text:list-header>
          <text:p text:style-name="P4"/>
        </text:list-header>
        <text:list-item>
          <text:p text:style-name="P4">Run the Django development server: python manage.py runserver. </text:p>
        </text:list-item>
        <text:list-item>
          <text:p text:style-name="P5">Test endpoints in Chrome (e.g., http://localhost:8000/api/gpslocations/). </text:p>
        </text:list-item>
        <text:list-item>
          <text:p text:style-name="P6">Verify CRUD operations (Create, Read, Update, Delete) for the GPSLocation model. </text:p>
        </text:list-item>
      </text:list>
      <text:p text:style-name="Text_20_body"><text:span text:style-name="Strong_20_Emphasis">curl -X POST http://localhost:8000/api/gpslocations/ \</text:span></text:p>
      <text:p text:style-name="Text_20_body"><text:span text:style-name="Strong_20_Emphasis">-H "Content-Type: application/json" \</text:span></text:p>
      <text:p text:style-name="Text_20_body"><text:span text:style-name="Strong_20_Emphasis">-d '{"latitude": 10.1, "longitude": 11.1, "timestamp": "2025-08-12T04:23:18Z", "user": admin}'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Backend API: The Django server is running at a configurable host IP (e.g., http://localhost:8000 or a Digital Ocean Droplet IP). </text:span></text:p>
      <text:list text:style-name="L2">
        <text:list-item>
          <text:p text:style-name="P7"><text:span text:style-name="Strong_20_Emphasis">JWT Authentication</text:span>: The backend uses djangorestframework-simplejwt for token-based authentication, with endpoints like /api/token/ for login and /api/token/refresh/ for token refresh. </text:p>
        </text:list-item>
      </text:list>
      <text:list text:style-name="L3">
        <text:list-item>
          <text:p text:style-name="P8"><text:span text:style-name="Strong_20_Emphasis">GPSLocation API</text:span>: The /api/gpslocations/ endpoint accepts POST requests with latitude, longitude, altitude, and accuracy (with user set automatically by the backend, as per your previous setup). </text:p>
        </text:list-item>
      </text:list>
      <text:list text:style-name="L4">
        <text:list-item>
          <text:p text:style-name="P9"><text:span text:style-name="Strong_20_Emphasis">CORS</text:span>: The Django backend has django-cors-headers configured to allow requests from the frontend. </text:p>
        </text:list-item>
      </text:list>
      <text:list text:style-name="L5">
        <text:list-item>
          <text:p text:style-name="P10"><text:span text:style-name="Strong_20_Emphasis">Frontend</text:span>: A single-page HTML application using axios for API calls and Tailwind CSS for styling (as per React guidelines, but adapted for vanilla JavaScript).</text:p>
        </text:list-item>
      </text:list>
      <text:p text:style-name="Text_20_body"><text:span text:style-name="Strong_20_Emphasis"/></text:p>
      <text:list text:style-name="L6">
        <text:list-item>
          <text:p text:style-name="P11"><text:span text:style-name="Strong_20_Emphasis">Production Testing</text:span>: </text:p>
        </text:list-item>
      </text:list>
      <text:list text:style-name="L7">
        <text:list-item>
          <text:p text:style-name="P12">Deploy to the Droplet and test the API endpoint (e.g., http://your_domain.com/api/gpslocations/). </text:p>
        </text:list-item>
        <text:list-item>
          <text:p text:style-name="P12">Use tools like Postman or cURL for structured testing. </text:p>
        </text:list-item>
        <text:list-item>
          <text:p text:style-name="P13">Check for proper error handling (e.g., 400 for bad requests, 401 for unauthorized).</text:p>
        </text:list-item>
      </text:list>
      <text:p text:style-name="Text_20_body"/>
      <text:p text:style-name="Text_20_body">curl -X POST http://localhost:8000/api/token/ \</text:p>
      <text:p text:style-name="Text_20_body">-H "Content-Type: application/json" \</text:p>
      <text:p text:style-name="Text_20_body">-d '{"username": "admin", "password": "1234"}'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ibm-plex-mono" svg:font-family="'var font-ibm-plex-mono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09:03:55.652649666</meta:creation-date>
    <meta:editing-duration>PT3H31M38S</meta:editing-duration>
    <meta:editing-cycles>2</meta:editing-cycles>
    <meta:generator>LibreOffice/25.2.5.2$Linux_X86_64 LibreOffice_project/fb4792146257752f54eab576deb869869b108571</meta:generator>
    <dc:date>2025-08-13T12:45:40.104518729</dc:date>
    <meta:document-statistic meta:table-count="0" meta:image-count="0" meta:object-count="0" meta:page-count="1" meta:paragraph-count="21" meta:word-count="214" meta:character-count="1613" meta:non-whitespace-character-count="1421"/>
  </office:meta>
</office:document-meta>
</file>